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8cm"/>
    </style:style>
    <style:style style:name="co2" style:family="table-column">
      <style:table-column-properties fo:break-before="auto" style:column-width="5.964cm"/>
    </style:style>
    <style:style style:name="co3" style:family="table-column">
      <style:table-column-properties fo:break-before="auto" style:column-width="2.491cm"/>
    </style:style>
    <style:style style:name="co4" style:family="table-column">
      <style:table-column-properties fo:break-before="auto" style:column-width="2.745cm"/>
    </style:style>
    <style:style style:name="co5" style:family="table-column">
      <style:table-column-properties fo:break-before="auto" style:column-width="4.059cm"/>
    </style:style>
    <style:style style:name="co6" style:family="table-column">
      <style:table-column-properties fo:break-before="auto" style:column-width="16.464cm"/>
    </style:style>
    <style:style style:name="co7" style:family="table-column">
      <style:table-column-properties fo:break-before="auto" style:column-width="8.511cm"/>
    </style:style>
    <style:style style:name="co8" style:family="table-column">
      <style:table-column-properties fo:break-before="auto" style:column-width="2.238cm"/>
    </style:style>
    <style:style style:name="co9" style:family="table-column">
      <style:table-column-properties fo:break-before="auto" style:column-width="3.108cm"/>
    </style:style>
    <style:style style:name="ro1" style:family="table-row">
      <style:table-row-properties style:row-height="0.411cm" fo:break-before="auto" style:use-optimal-row-height="true"/>
    </style:style>
    <style:style style:name="ro2" style:family="table-row">
      <style:table-row-properties style:row-height="1.164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PageStyle_5f_calculate_20_T_2c__20_P_20_and_20_H_20_BME280">
      <style:table-properties table:display="true" style:writing-mode="lr-tb"/>
    </style:style>
    <number:number-style style:name="N8001" number:language="fr" number:country="FR">
      <number:number number:decimal-places="0" number:min-integer-digits="1"/>
    </number:number-style>
    <number:number-style style:name="N8002" number:language="fr" number:country="FR">
      <number:number number:decimal-places="2" number:min-integer-digits="1"/>
    </number:number-style>
    <number:number-style style:name="N8061" number:language="fr" number:country="FR">
      <number:scientific-number number:decimal-places="2" number:min-integer-digits="1" number:min-exponent-digits="2"/>
    </number:number-style>
    <style:style style:name="ce1" style:family="table-cell" style:parent-style-name="Default" style:data-style-name="N0"/>
    <style:style style:name="ce2" style:family="table-cell" style:parent-style-name="Excel_20_Built-in_20_Normal"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Excel_20_Built-in_20_Normal" style:data-style-name="N8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Excel_20_Built-in_20_Normal" style:data-style-name="N800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" style:family="table-cell" style:parent-style-name="Excel_20_Built-in_20_Normal" style:data-style-name="N8061">
      <style:table-cell-properties fo:background-color="#b9cde5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Excel_20_Built-in_20_Normal" style:data-style-name="N8061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Excel_20_Built-in_20_Normal" style:data-style-name="N806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Excel_20_Built-in_20_Normal" style:data-style-name="N8061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Excel_20_Built-in_20_Normal" style:data-style-name="N8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8" style:family="table-cell" style:parent-style-name="Excel_20_Built-in_20_Normal">
      <style:table-cell-properties fo:border-bottom="none" fo:background-color="#b9cde5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Excel_20_Built-in_20_Normal" style:data-style-name="N8061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Excel_20_Built-in_20_Normal" style:data-style-name="N800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Excel_20_Built-in_20_Normal" style:data-style-name="N8002"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Excel_20_Built-in_20_Normal" style:data-style-name="N8001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" style:family="table-cell" style:parent-style-name="Excel_20_Built-in_20_Normal">
      <style:table-cell-properties style:diagonal-bl-tr="none" style:diagonal-tl-br="none" fo:background-color="transparent" fo:border="0.035cm solid #000000" style:rotation-align="non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Excel_20_Built-in_20_Normal" style:data-style-name="N8002"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Excel_20_Built-in_20_Normal" style:data-style-name="N8001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" style:family="table-cell" style:parent-style-name="Excel_20_Built-in_20_Normal" style:data-style-name="N800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3" style:family="table-cell" style:parent-style-name="Excel_20_Built-in_20_Normal" style:data-style-name="N8001"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Excel_20_Built-in_20_Normal" style:data-style-name="N8061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3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bfbfbf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Excel_20_Built-in_20_Normal" style:data-style-name="N8001">
      <style:table-cell-properties fo:background-color="transparent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Excel_20_Built-in_20_Normal" style:data-style-name="N8061"/>
    <style:style style:name="ce4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Courier New" fo:font-size="7pt" fo:font-style="normal" fo:text-shadow="none" style:text-underline-style="none" fo:font-weight="normal" style:font-size-asian="7pt" style:font-style-asian="normal" style:font-weight-asian="normal" style:font-name-complex="Courier New" style:font-size-complex="7pt" style:font-style-complex="normal" style:font-weight-complex="normal"/>
    </style:style>
    <style:style style:name="ce4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ff" style:text-outline="false" style:text-line-through-style="none" style:font-name="Courier New" fo:font-size="7pt" fo:font-style="normal" fo:text-shadow="none" style:text-underline-style="none" fo:font-weight="normal" style:font-size-asian="7pt" style:font-style-asian="normal" style:font-weight-asian="normal" style:font-name-complex="Courier New" style:font-size-complex="7pt" style:font-style-complex="normal" style:font-weight-complex="normal"/>
    </style:style>
    <style:style style:name="ce43" style:family="table-cell" style:parent-style-name="Excel_20_Built-in_20_Normal">
      <style:text-properties style:use-window-font-color="true" style:text-outline="false" style:text-line-through-style="none" style:font-name="Courier New" fo:font-size="7pt" fo:font-style="normal" fo:text-shadow="none" style:text-underline-style="none" fo:font-weight="normal" style:font-size-asian="7pt" style:font-style-asian="normal" style:font-weight-asian="normal" style:font-name-complex="Courier New" style:font-size-complex="7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color="#0000ff" style:text-outline="false" style:text-line-through-style="none" style:text-position="0% 100%" style:font-name="Courier New" fo:font-size="7pt" fo:font-style="normal" fo:text-shadow="none" style:text-underline-style="none" fo:font-weight="normal" style:font-size-asian="7pt" style:font-style-asian="normal" style:font-weight-asian="normal" style:font-name-complex="Courier New" style:font-size-complex="7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Courier New" fo:font-size="7pt" fo:font-style="normal" fo:text-shadow="none" style:text-underline-style="none" fo:font-weight="normal" style:font-size-asian="7pt" style:font-style-asian="normal" style:font-weight-asian="normal" style:font-name-complex="Courier New" style:font-size-complex="7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lculate T, P and H BME280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14"/>
        <table:table-column table:style-name="co3" table:default-cell-style-name="ce14"/>
        <table:table-column table:style-name="co4" table:default-cell-style-name="ce2"/>
        <table:table-column table:style-name="co5" table:default-cell-style-name="ce14"/>
        <table:table-column table:style-name="co6" table:default-cell-style-name="ce14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number-columns-repeated="1015" table:default-cell-style-name="ce2"/>
        <table:table-row table:style-name="ro1">
          <table:table-cell/>
          <table:table-cell table:style-name="ce2" table:number-columns-repeated="2"/>
          <table:table-cell table:style-name="ce24" table:number-columns-repeated="2"/>
          <table:table-cell table:style-name="ce2"/>
          <table:table-cell table:number-columns-repeated="1018"/>
        </table:table-row>
        <table:table-row table:style-name="ro2">
          <table:table-cell/>
          <table:table-cell table:style-name="ce6" office:value-type="string" table:number-columns-spanned="4" table:number-rows-spanned="1">
            <text:p>Calculation of pressure, temperature and humidity</text:p>
            <text:p>for BME280</text:p>
          </table:table-cell>
          <table:covered-table-cell table:number-columns-repeated="3" table:style-name="ce17"/>
          <table:table-cell table:style-name="ce2"/>
          <table:table-cell table:number-columns-repeated="1018"/>
        </table:table-row>
        <table:table-row table:style-name="ro1">
          <table:table-cell/>
          <table:table-cell table:style-name="ce7" table:number-columns-repeated="4"/>
          <table:table-cell table:style-name="ce2"/>
          <table:table-cell table:number-columns-repeated="1018"/>
        </table:table-row>
        <table:table-row table:style-name="ro1">
          <table:table-cell/>
          <table:table-cell table:style-name="ce8" office:value-type="string" table:number-columns-spanned="4" table:number-rows-spanned="1">
            <text:p>Sample trimming values</text:p>
          </table:table-cell>
          <table:covered-table-cell table:number-columns-repeated="3" table:style-name="ce8"/>
          <table:table-cell table:style-name="ce2"/>
          <table:table-cell table:number-columns-repeated="1018"/>
        </table:table-row>
        <table:table-row table:style-name="ro1">
          <table:table-cell table:style-name="ce3"/>
          <table:table-cell table:style-name="ce9" office:value-type="string">
            <text:p>Register Address (LSB / MSB)</text:p>
          </table:table-cell>
          <table:table-cell table:style-name="ce18" office:value-type="string">
            <text:p>Name</text:p>
          </table:table-cell>
          <table:table-cell table:style-name="ce18" office:value-type="string">
            <text:p>Value</text:p>
          </table:table-cell>
          <table:table-cell table:style-name="ce18" office:value-type="string">
            <text:p>Type</text:p>
          </table:table-cell>
          <table:table-cell table:style-name="ce2"/>
          <table:table-cell table:number-columns-repeated="1018"/>
        </table:table-row>
        <table:table-row table:style-name="ro3">
          <table:table-cell table:style-name="ce3"/>
          <table:table-cell table:style-name="ce10" office:value-type="string">
            <text:p>0x88 / 0x89</text:p>
          </table:table-cell>
          <table:table-cell table:style-name="ce13" office:value-type="string">
            <text:p>dig_T1</text:p>
          </table:table-cell>
          <table:table-cell table:style-name="ce25" office:value-type="float" office:value="28377">
            <text:p>28377</text:p>
          </table:table-cell>
          <table:table-cell table:style-name="ce34" office:value-type="string">
            <text:p>U16</text:p>
          </table:table-cell>
          <table:table-cell table:style-name="ce2"/>
          <table:table-cell table:number-columns-repeated="1018"/>
        </table:table-row>
        <table:table-row table:style-name="ro3">
          <table:table-cell table:style-name="ce3"/>
          <table:table-cell table:style-name="ce10" office:value-type="string">
            <text:p>0x8A / 0x8B</text:p>
          </table:table-cell>
          <table:table-cell table:style-name="ce13" office:value-type="string">
            <text:p>dig_T2</text:p>
          </table:table-cell>
          <table:table-cell table:style-name="ce25" office:value-type="float" office:value="26501">
            <text:p>26501</text:p>
          </table:table-cell>
          <table:table-cell table:style-name="ce34" office:value-type="string">
            <text:p>S16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/>
          <table:table-cell table:style-name="ce10" office:value-type="string">
            <text:p>0x8C / 0x8D</text:p>
          </table:table-cell>
          <table:table-cell table:style-name="ce13" office:value-type="string">
            <text:p>dig_T3</text:p>
          </table:table-cell>
          <table:table-cell table:style-name="ce25" office:value-type="float" office:value="50">
            <text:p>50</text:p>
          </table:table-cell>
          <table:table-cell table:style-name="ce34" office:value-type="string">
            <text:p>S16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/>
          <table:table-cell table:style-name="ce10"/>
          <table:table-cell table:style-name="ce13"/>
          <table:table-cell table:style-name="ce25"/>
          <table:table-cell table:style-name="ce34"/>
          <table:table-cell table:style-name="ce2"/>
          <table:table-cell table:number-columns-repeated="1018"/>
        </table:table-row>
        <table:table-row table:style-name="ro1">
          <table:table-cell table:style-name="ce3"/>
          <table:table-cell table:style-name="ce10" office:value-type="string">
            <text:p>0x8E / 0x8F</text:p>
          </table:table-cell>
          <table:table-cell table:style-name="ce13" office:value-type="string">
            <text:p>dig_P1</text:p>
          </table:table-cell>
          <table:table-cell table:style-name="ce26"/>
          <table:table-cell table:style-name="ce34" office:value-type="string">
            <text:p>U16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/>
          <table:table-cell table:style-name="ce10" office:value-type="string">
            <text:p>0x90 / 0x91</text:p>
          </table:table-cell>
          <table:table-cell table:style-name="ce13" office:value-type="string">
            <text:p>dig_P2</text:p>
          </table:table-cell>
          <table:table-cell table:style-name="ce26"/>
          <table:table-cell table:style-name="ce34" office:value-type="string">
            <text:p>S16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/>
          <table:table-cell table:style-name="ce10" office:value-type="string">
            <text:p>0x92 / 0x93</text:p>
          </table:table-cell>
          <table:table-cell table:style-name="ce13" office:value-type="string">
            <text:p>dig_P3</text:p>
          </table:table-cell>
          <table:table-cell table:style-name="ce26"/>
          <table:table-cell table:style-name="ce34" office:value-type="string">
            <text:p>S16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/>
          <table:table-cell table:style-name="ce10" office:value-type="string">
            <text:p>0x94 / 0x95</text:p>
          </table:table-cell>
          <table:table-cell table:style-name="ce13" office:value-type="string">
            <text:p>dig_P4</text:p>
          </table:table-cell>
          <table:table-cell table:style-name="ce26"/>
          <table:table-cell table:style-name="ce34" office:value-type="string">
            <text:p>S16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/>
          <table:table-cell table:style-name="ce10" office:value-type="string">
            <text:p>0x96 / 0x97</text:p>
          </table:table-cell>
          <table:table-cell table:style-name="ce13" office:value-type="string">
            <text:p>dig_P5</text:p>
          </table:table-cell>
          <table:table-cell table:style-name="ce26"/>
          <table:table-cell table:style-name="ce34" office:value-type="string">
            <text:p>S16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/>
          <table:table-cell table:style-name="ce10" office:value-type="string">
            <text:p>0x98 / 0x99</text:p>
          </table:table-cell>
          <table:table-cell table:style-name="ce13" office:value-type="string">
            <text:p>dig_P6</text:p>
          </table:table-cell>
          <table:table-cell table:style-name="ce26"/>
          <table:table-cell table:style-name="ce34" office:value-type="string">
            <text:p>S16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/>
          <table:table-cell table:style-name="ce10" office:value-type="string">
            <text:p>0x9A / 0x9B</text:p>
          </table:table-cell>
          <table:table-cell table:style-name="ce13" office:value-type="string">
            <text:p>dig_P7</text:p>
          </table:table-cell>
          <table:table-cell table:style-name="ce25"/>
          <table:table-cell table:style-name="ce34" office:value-type="string">
            <text:p>S16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/>
          <table:table-cell table:style-name="ce10" office:value-type="string">
            <text:p>0x9C / 0x9D</text:p>
          </table:table-cell>
          <table:table-cell table:style-name="ce13" office:value-type="string">
            <text:p>dig_P8</text:p>
          </table:table-cell>
          <table:table-cell table:style-name="ce25"/>
          <table:table-cell table:style-name="ce34" office:value-type="string">
            <text:p>S16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/>
          <table:table-cell table:style-name="ce10" office:value-type="string">
            <text:p>0x9E / 0x9F</text:p>
          </table:table-cell>
          <table:table-cell table:style-name="ce13" office:value-type="string">
            <text:p>dig_P9</text:p>
          </table:table-cell>
          <table:table-cell table:style-name="ce25"/>
          <table:table-cell table:style-name="ce34" office:value-type="string">
            <text:p>S16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/>
          <table:table-cell table:style-name="ce10"/>
          <table:table-cell table:style-name="ce13"/>
          <table:table-cell table:style-name="ce25"/>
          <table:table-cell table:style-name="ce34"/>
          <table:table-cell table:style-name="ce2"/>
          <table:table-cell table:number-columns-repeated="1018"/>
        </table:table-row>
        <table:table-row table:style-name="ro4">
          <table:table-cell table:style-name="ce3"/>
          <table:table-cell table:style-name="ce10" office:value-type="string">
            <text:p>0xA1</text:p>
          </table:table-cell>
          <table:table-cell table:style-name="ce13" office:value-type="string">
            <text:p>dig_H1</text:p>
          </table:table-cell>
          <table:table-cell table:style-name="ce25" office:value-type="float" office:value="75">
            <text:p>75</text:p>
          </table:table-cell>
          <table:table-cell table:style-name="ce34" office:value-type="string">
            <text:p>U8</text:p>
          </table:table-cell>
          <table:table-cell table:style-name="ce40"/>
          <table:table-cell table:number-columns-repeated="1018"/>
        </table:table-row>
        <table:table-row table:style-name="ro4">
          <table:table-cell table:style-name="ce3"/>
          <table:table-cell table:style-name="ce10" office:value-type="string">
            <text:p>0xE1 / 0xE2</text:p>
          </table:table-cell>
          <table:table-cell table:style-name="ce13" office:value-type="string">
            <text:p>dig_H2</text:p>
          </table:table-cell>
          <table:table-cell table:style-name="ce25" office:value-type="float" office:value="358">
            <text:p>358</text:p>
          </table:table-cell>
          <table:table-cell table:style-name="ce34" office:value-type="string">
            <text:p>S16</text:p>
          </table:table-cell>
          <table:table-cell table:style-name="ce40"/>
          <table:table-cell table:number-columns-repeated="1018"/>
        </table:table-row>
        <table:table-row table:style-name="ro4">
          <table:table-cell table:style-name="ce3"/>
          <table:table-cell table:style-name="ce10" office:value-type="string">
            <text:p>0xE3</text:p>
          </table:table-cell>
          <table:table-cell table:style-name="ce13" office:value-type="string">
            <text:p>dig_H3</text:p>
          </table:table-cell>
          <table:table-cell table:style-name="ce25" office:value-type="float" office:value="0">
            <text:p>0</text:p>
          </table:table-cell>
          <table:table-cell table:style-name="ce34" office:value-type="string">
            <text:p>U8</text:p>
          </table:table-cell>
          <table:table-cell table:style-name="ce40"/>
          <table:table-cell table:number-columns-repeated="1018"/>
        </table:table-row>
        <table:table-row table:style-name="ro4">
          <table:table-cell table:style-name="ce3"/>
          <table:table-cell table:style-name="ce10" office:value-type="string">
            <text:p>0xE5[3:0] / 0xE4</text:p>
          </table:table-cell>
          <table:table-cell table:style-name="ce13" office:value-type="string">
            <text:p>dig_H4</text:p>
          </table:table-cell>
          <table:table-cell table:style-name="ce25" office:value-type="float" office:value="329">
            <text:p>329</text:p>
          </table:table-cell>
          <table:table-cell table:style-name="ce34" office:value-type="string">
            <text:p>S12</text:p>
          </table:table-cell>
          <table:table-cell table:style-name="ce40"/>
          <table:table-cell table:number-columns-repeated="1018"/>
        </table:table-row>
        <table:table-row table:style-name="ro4">
          <table:table-cell table:style-name="ce3"/>
          <table:table-cell table:style-name="ce10" office:value-type="string">
            <text:p>0xE5[7:4] / 0xE6</text:p>
          </table:table-cell>
          <table:table-cell table:style-name="ce13" office:value-type="string">
            <text:p>dig_H5</text:p>
          </table:table-cell>
          <table:table-cell table:style-name="ce25" office:value-type="float" office:value="50">
            <text:p>50</text:p>
          </table:table-cell>
          <table:table-cell table:style-name="ce34" office:value-type="string">
            <text:p>S12</text:p>
          </table:table-cell>
          <table:table-cell table:style-name="ce40"/>
          <table:table-cell table:number-columns-repeated="1018"/>
        </table:table-row>
        <table:table-row table:style-name="ro3">
          <table:table-cell table:style-name="ce3"/>
          <table:table-cell table:style-name="ce10" office:value-type="string">
            <text:p>0xE7</text:p>
          </table:table-cell>
          <table:table-cell table:style-name="ce13" office:value-type="string">
            <text:p>dig_H6</text:p>
          </table:table-cell>
          <table:table-cell table:style-name="ce25" office:value-type="float" office:value="30">
            <text:p>30</text:p>
          </table:table-cell>
          <table:table-cell table:style-name="ce34" office:value-type="string">
            <text:p>S8</text:p>
          </table:table-cell>
          <table:table-cell table:style-name="ce40"/>
          <table:table-cell table:number-columns-repeated="1018"/>
        </table:table-row>
        <table:table-row table:style-name="ro4">
          <table:table-cell table:style-name="ce3"/>
          <table:table-cell table:style-name="ce11"/>
          <table:table-cell table:style-name="ce19"/>
          <table:table-cell table:style-name="ce27"/>
          <table:table-cell table:style-name="ce19"/>
          <table:table-cell table:style-name="ce40"/>
          <table:table-cell table:number-columns-repeated="1018"/>
        </table:table-row>
        <table:table-row table:style-name="ro1">
          <table:table-cell table:style-name="ce3"/>
          <table:table-cell table:style-name="ce12" office:value-type="string" table:number-columns-spanned="4" table:number-rows-spanned="1">
            <text:p>Sample measurement values</text:p>
          </table:table-cell>
          <table:covered-table-cell table:number-columns-repeated="2" table:style-name="ce20"/>
          <table:covered-table-cell table:style-name="ce35"/>
          <table:table-cell table:style-name="ce2"/>
          <table:table-cell table:number-columns-repeated="1018"/>
        </table:table-row>
        <table:table-row table:style-name="ro1">
          <table:table-cell table:style-name="ce3"/>
          <table:table-cell table:style-name="ce9" office:value-type="string">
            <text:p>Register Address (LSB / MSB / XLSB)</text:p>
          </table:table-cell>
          <table:table-cell table:style-name="ce18" office:value-type="string">
            <text:p>Name</text:p>
          </table:table-cell>
          <table:table-cell table:style-name="ce18" office:value-type="string">
            <text:p>Value</text:p>
          </table:table-cell>
          <table:table-cell table:style-name="ce18" office:value-type="string">
            <text:p>Typ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/>
          <table:table-cell table:style-name="ce13" office:value-type="string">
            <text:p>0xF7 / 0xF8 / 0xF9[7:4]</text:p>
          </table:table-cell>
          <table:table-cell table:style-name="ce13" office:value-type="string">
            <text:p>UT [20 bit]</text:p>
          </table:table-cell>
          <table:table-cell table:style-name="ce28" office:value-type="float" office:value="515952">
            <text:p>515952</text:p>
          </table:table-cell>
          <table:table-cell table:style-name="ce36" office:value-type="string">
            <text:p>signed long (*)</text:p>
          </table:table-cell>
          <table:table-cell table:style-name="ce2" office:value-type="string">
            <text:p>(*) Value is always positive, even though the compensation functions expect a signed integer as input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13" office:value-type="string">
            <text:p>0xFA / 0xFB / 0xFC[7:4]</text:p>
          </table:table-cell>
          <table:table-cell table:style-name="ce13" office:value-type="string">
            <text:p>UP [20 bit]</text:p>
          </table:table-cell>
          <table:table-cell table:style-name="ce28"/>
          <table:table-cell table:style-name="ce36" office:value-type="string">
            <text:p>signed long (*)</text:p>
          </table:table-cell>
          <table:table-cell table:style-name="ce2" office:value-type="string">
            <text:p>(*) Value is always positive, even though the compensation functions expect a signed integer as input</text:p>
          </table:table-cell>
          <table:table-cell table:number-columns-repeated="1018"/>
        </table:table-row>
        <table:table-row table:style-name="ro5">
          <table:table-cell table:style-name="ce3"/>
          <table:table-cell table:style-name="ce13" office:value-type="string">
            <text:p>0xFD / 0xFE</text:p>
          </table:table-cell>
          <table:table-cell table:style-name="ce13" office:value-type="string">
            <text:p>UH [16 bit]</text:p>
          </table:table-cell>
          <table:table-cell table:style-name="ce28" office:value-type="float" office:value="33121">
            <text:p>33121</text:p>
          </table:table-cell>
          <table:table-cell table:style-name="ce36" office:value-type="string">
            <text:p>signed long (*)</text:p>
          </table:table-cell>
          <table:table-cell table:style-name="ce2" office:value-type="string">
            <text:p>(*) Value is always positive, even though the compensation functions expect a signed integer as inpu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table:style-name="ce29" table:number-columns-repeated="2"/>
          <table:table-cell table:style-name="ce2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21" office:value-type="string">
            <text:p>var1 = </text:p>
          </table:table-cell>
          <table:table-cell table:formula="of:=((UT_20)/16384 - (dig_T1)/1024) * (dig_T2)" office:value-type="float" office:value="100155.146484375">
            <text:p>100155,146484375</text:p>
          </table:table-cell>
          <table:table-cell table:style-name="ce2"/>
          <table:table-cell table:style-name="ce41" office:value-type="string">
            <text:p>var1 <text:s/>= (((<text:span text:style-name="T1">double</text:span><text:span text:style-name="T2">)adc_T)/16384.0 - ((</text:span><text:span text:style-name="T1">double</text:span><text:span text:style-name="T2">)dig_T1)/1024.0) * ((</text:span><text:span text:style-name="T1">double</text:span><text:span text:style-name="T2">)dig_T2);</text:span>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21" office:value-type="string">
            <text:p>var2 = </text:p>
          </table:table-cell>
          <table:table-cell table:formula="of:=(((UT_20)/131072-(dig_T1)/8192)*((UT_20)/131072-(dig_T1)/8192))*(dig_T3)" office:value-type="float" office:value="11.1586600542068">
            <text:p>11,1586600542</text:p>
          </table:table-cell>
          <table:table-cell table:style-name="ce2"/>
          <table:table-cell table:style-name="ce41" office:value-type="string">
            <text:p>var2 <text:s/>= ((((<text:span text:style-name="T1">double</text:span><text:span text:style-name="T2">)adc_T)/131072.0 - ((</text:span><text:span text:style-name="T1">double</text:span><text:span text:style-name="T2">)dig_T1)/8192.0) * (((double)adc_T)/131072.0 - ((double) dig_T1)/8192.0)) * ((double)dig_T3);</text:span>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21" office:value-type="string">
            <text:p>tfine = </text:p>
          </table:table-cell>
          <table:table-cell table:formula="of:=[.D35]+[.D36]" office:value-type="float" office:value="100166.305144429">
            <text:p>100166,305144429</text:p>
          </table:table-cell>
          <table:table-cell table:style-name="ce2"/>
          <table:table-cell table:style-name="ce41" office:value-type="string">
            <text:p>t_fine = (BMP280_S32_t)(var1 + var2);</text:p>
          </table:table-cell>
          <table:table-cell table:style-name="ce41"/>
          <table:table-cell table:number-columns-repeated="1017"/>
        </table:table-row>
        <table:table-row table:style-name="ro1">
          <table:table-cell/>
          <table:table-cell table:style-name="ce5"/>
          <table:table-cell table:style-name="ce21" office:value-type="string">
            <text:p>T = </text:p>
          </table:table-cell>
          <table:table-cell table:style-name="ce30" table:formula="of:=([.D35]+[.D36])/5120" office:value-type="float" office:value="19.5637314735213">
            <text:p>19,56</text:p>
          </table:table-cell>
          <table:table-cell table:style-name="ce37" office:value-type="string">
            <text:p>Temperature [°C]</text:p>
          </table:table-cell>
          <table:table-cell table:style-name="ce41" office:value-type="string">
            <text:p>T <text:s/>= (var1 + var2) / 5120.0;</text:p>
          </table:table-cell>
          <table:table-cell table:number-columns-repeated="1018"/>
        </table:table-row>
        <table:table-row table:style-name="ro1">
          <table:table-cell/>
          <table:table-cell table:style-name="ce2"/>
          <table:table-cell table:style-name="ce21" office:value-type="string">
            <text:p>integer result (**):</text:p>
          </table:table-cell>
          <table:table-cell table:style-name="ce31" table:formula="of:=100*[.D38]" office:value-type="float" office:value="1956.37314735213">
            <text:p>1956</text:p>
          </table:table-cell>
          <table:table-cell table:style-name="ce37" office:value-type="string">
            <text:p>Temperature [1/100 °C]</text:p>
          </table:table-cell>
          <table:table-cell table:style-name="ce2"/>
          <table:table-cell table:number-columns-repeated="1018"/>
        </table:table-row>
        <table:table-row table:style-name="ro1">
          <table:table-cell/>
          <table:table-cell table:style-name="ce2"/>
          <table:table-cell/>
          <table:table-cell table:style-name="ce32"/>
          <table:table-cell/>
          <table:table-cell table:style-name="ce2"/>
          <table:table-cell table:number-columns-repeated="1018"/>
        </table:table-row>
        <table:table-row table:style-name="ro1">
          <table:table-cell/>
          <table:table-cell table:style-name="ce2"/>
          <table:table-cell table:style-name="ce21" office:value-type="string">
            <text:p>var1 = </text:p>
          </table:table-cell>
          <table:table-cell table:formula="of:=(t_fine/2) - 64000" office:value-type="float" office:value="-13916.8474277854">
            <text:p>-13916,8474277854</text:p>
          </table:table-cell>
          <table:table-cell table:style-name="ce21"/>
          <table:table-cell table:style-name="ce41" office:value-type="string">
            <text:p>var1 = ((<text:span text:style-name="T1">double</text:span><text:span text:style-name="T2">)t_fine/2.0) - 64000.0;</text:span></text:p>
          </table:table-cell>
          <table:table-cell table:number-columns-repeated="1018"/>
        </table:table-row>
        <table:table-row table:style-name="ro3">
          <table:table-cell/>
          <table:table-cell table:style-name="ce2"/>
          <table:table-cell table:style-name="ce21" office:value-type="string">
            <text:p>var2 = </text:p>
          </table:table-cell>
          <table:table-cell table:formula="of:=[.D41] * [.D41] * (dig_P6) / 32768" office:value-type="float" office:value="0">
            <text:p>0</text:p>
          </table:table-cell>
          <table:table-cell table:style-name="ce21"/>
          <table:table-cell table:style-name="ce41" office:value-type="string">
            <text:p>var2 = var1 * var1 * ((<text:span text:style-name="T1">double</text:span><text:span text:style-name="T2">)dig_P6) / 32768.0;</text:span></text:p>
          </table:table-cell>
          <table:table-cell table:number-columns-repeated="1018"/>
        </table:table-row>
        <table:table-row table:style-name="ro1">
          <table:table-cell/>
          <table:table-cell table:style-name="ce2"/>
          <table:table-cell table:style-name="ce21" office:value-type="string">
            <text:p>var2 = </text:p>
          </table:table-cell>
          <table:table-cell table:formula="of:=[.D42]+[.D41] * (dig_P5) * 2" office:value-type="float" office:value="0">
            <text:p>0</text:p>
          </table:table-cell>
          <table:table-cell table:style-name="ce38"/>
          <table:table-cell table:style-name="ce41" office:value-type="string">
            <text:p>var2 = var2 + var1 * ((<text:span text:style-name="T1">double</text:span><text:span text:style-name="T2">)dig_P5) * 2.0;</text:span></text:p>
          </table:table-cell>
          <table:table-cell table:number-columns-repeated="1018"/>
        </table:table-row>
        <table:table-row table:style-name="ro1">
          <table:table-cell/>
          <table:table-cell table:style-name="ce2"/>
          <table:table-cell table:style-name="ce21" office:value-type="string">
            <text:p>var2 = </text:p>
          </table:table-cell>
          <table:table-cell table:formula="of:=([.D43]/4)+((dig_P4) * 65536)" office:value-type="float" office:value="0">
            <text:p>0</text:p>
          </table:table-cell>
          <table:table-cell table:style-name="ce38"/>
          <table:table-cell table:style-name="ce41" office:value-type="string">
            <text:p>var2 = (var2/4.0)+(((<text:span text:style-name="T1">double</text:span><text:span text:style-name="T2">)dig_P4) * 65536.0);</text:span></text:p>
          </table:table-cell>
          <table:table-cell table:number-columns-repeated="1018"/>
        </table:table-row>
        <table:table-row table:style-name="ro1">
          <table:table-cell/>
          <table:table-cell table:style-name="ce2"/>
          <table:table-cell table:style-name="ce21" office:value-type="string">
            <text:p>var1 = </text:p>
          </table:table-cell>
          <table:table-cell table:formula="of:=((dig_P3) * [.D41] * [.D41] / 524288 + (dig_P2) * [.D41]) / 524288" office:value-type="float" office:value="0">
            <text:p>0</text:p>
          </table:table-cell>
          <table:table-cell table:style-name="ce38"/>
          <table:table-cell table:style-name="ce41" office:value-type="string">
            <text:p>var1 = (((<text:span text:style-name="T1">double</text:span><text:span text:style-name="T2">)dig_P3) * var1 * var1 / 524288.0 + ((</text:span><text:span text:style-name="T1">double</text:span><text:span text:style-name="T2">)dig_P2) * var1) / 524288.0;</text:span></text:p>
          </table:table-cell>
          <table:table-cell table:number-columns-repeated="1018"/>
        </table:table-row>
        <table:table-row table:style-name="ro1">
          <table:table-cell/>
          <table:table-cell table:style-name="ce2"/>
          <table:table-cell table:style-name="ce21" office:value-type="string">
            <text:p>var1 = </text:p>
          </table:table-cell>
          <table:table-cell table:formula="of:=(1 + [.D45] / 32768)*(dig_P1)" office:value-type="float" office:value="0">
            <text:p>0</text:p>
          </table:table-cell>
          <table:table-cell table:style-name="ce38"/>
          <table:table-cell table:style-name="ce41" office:value-type="string">
            <text:p>var1 = (1.0 + var1 / 32768.0)*((<text:span text:style-name="T1">double</text:span><text:span text:style-name="T2">)dig_P1);</text:span></text:p>
          </table:table-cell>
          <table:table-cell table:number-columns-repeated="1018"/>
        </table:table-row>
        <table:table-row table:style-name="ro1">
          <table:table-cell/>
          <table:table-cell table:style-name="ce2"/>
          <table:table-cell table:style-name="ce21" office:value-type="string">
            <text:p>p = </text:p>
          </table:table-cell>
          <table:table-cell table:formula="of:=1048576 - UP_20" office:value-type="float" office:value="1048576">
            <text:p>1048576</text:p>
          </table:table-cell>
          <table:table-cell table:style-name="ce38"/>
          <table:table-cell table:style-name="ce41" office:value-type="string">
            <text:p>p = 1048576.0 - (<text:span text:style-name="T1">double</text:span><text:span text:style-name="T2">)adc_P;</text:span></text:p>
          </table:table-cell>
          <table:table-cell table:style-name="ce42"/>
          <table:table-cell table:number-columns-repeated="1017"/>
        </table:table-row>
        <table:table-row table:style-name="ro1">
          <table:table-cell/>
          <table:table-cell table:style-name="ce2"/>
          <table:table-cell table:style-name="ce21" office:value-type="string">
            <text:p>p = </text:p>
          </table:table-cell>
          <table:table-cell table:formula="of:=([.D47] - ([.D44] / 4096)) * 6250 / [.D46]" office:value-type="float" office:value="0">
            <text:p>#DIV/0 !</text:p>
          </table:table-cell>
          <table:table-cell table:style-name="ce38"/>
          <table:table-cell table:style-name="ce41" office:value-type="string">
            <text:p>p = (p - (var2 / 4096.0)) * 6250.0 / var1;</text:p>
          </table:table-cell>
          <table:table-cell table:number-columns-repeated="1018"/>
        </table:table-row>
        <table:table-row table:style-name="ro1">
          <table:table-cell/>
          <table:table-cell table:style-name="ce2"/>
          <table:table-cell table:style-name="ce21" office:value-type="string">
            <text:p>var1 = </text:p>
          </table:table-cell>
          <table:table-cell table:formula="of:=(dig_P9) * [.D48] * [.D48] / 2147483648" office:value-type="float" office:value="0">
            <text:p>#DIV/0 !</text:p>
          </table:table-cell>
          <table:table-cell table:style-name="ce38"/>
          <table:table-cell table:style-name="ce41" office:value-type="string">
            <text:p>var1 = ((<text:span text:style-name="T1">double</text:span><text:span text:style-name="T2">)dig_P9) * p * p / 2147483648.0;</text:span></text:p>
          </table:table-cell>
          <table:table-cell table:number-columns-repeated="1018"/>
        </table:table-row>
        <table:table-row table:style-name="ro1">
          <table:table-cell/>
          <table:table-cell table:style-name="ce2"/>
          <table:table-cell table:style-name="ce21" office:value-type="string">
            <text:p>var2 = </text:p>
          </table:table-cell>
          <table:table-cell table:formula="of:=[.D48] * (dig_P8) / 32768" office:value-type="float" office:value="0">
            <text:p>#DIV/0 !</text:p>
          </table:table-cell>
          <table:table-cell table:style-name="ce38"/>
          <table:table-cell table:style-name="ce41" office:value-type="string">
            <text:p>var2 = p * ((<text:span text:style-name="T1">double</text:span><text:span text:style-name="T2">)dig_P8) / 32768.0;</text:span></text:p>
          </table:table-cell>
          <table:table-cell table:number-columns-repeated="1018"/>
        </table:table-row>
        <table:table-row table:style-name="ro1">
          <table:table-cell/>
          <table:table-cell table:style-name="ce2"/>
          <table:table-cell table:style-name="ce21" office:value-type="string">
            <text:p>p = </text:p>
          </table:table-cell>
          <table:table-cell table:style-name="ce30" table:formula="of:=[.D48] + ([.D49] + [.D50] + (dig_P7)) / 16" office:value-type="float" office:value="0">
            <text:p>#DIV/0 !</text:p>
          </table:table-cell>
          <table:table-cell table:style-name="ce37" office:value-type="string">
            <text:p>Pressure [Pa]</text:p>
          </table:table-cell>
          <table:table-cell table:style-name="ce41" office:value-type="string">
            <text:p>p = p + (var1 + var2 + ((<text:span text:style-name="T1">double</text:span><text:span text:style-name="T2">)dig_P7)) / 16.0;</text:span></text:p>
          </table:table-cell>
          <table:table-cell table:number-columns-repeated="1018"/>
        </table:table-row>
        <table:table-row table:style-name="ro1">
          <table:table-cell/>
          <table:table-cell table:style-name="ce2"/>
          <table:table-cell table:style-name="ce21" office:value-type="string">
            <text:p>int32 result (**):</text:p>
          </table:table-cell>
          <table:table-cell table:style-name="ce33" table:formula="of:=[.D51]" office:value-type="float" office:value="0">
            <text:p>#DIV/0 !</text:p>
          </table:table-cell>
          <table:table-cell table:style-name="ce37" office:value-type="string">
            <text:p>Pressure [Pa]</text:p>
          </table:table-cell>
          <table:table-cell table:style-name="ce2"/>
          <table:table-cell table:number-columns-repeated="1018"/>
        </table:table-row>
        <table:table-row table:style-name="ro1">
          <table:table-cell/>
          <table:table-cell table:style-name="ce2"/>
          <table:table-cell table:style-name="ce21" office:value-type="string">
            <text:p>int64 result (**):</text:p>
          </table:table-cell>
          <table:table-cell table:style-name="ce33" table:formula="of:=[.D51]*256" office:value-type="float" office:value="0">
            <text:p>#DIV/0 !</text:p>
          </table:table-cell>
          <table:table-cell table:style-name="ce37" office:value-type="string">
            <text:p>Pressure [1/256 Pa]</text:p>
          </table:table-cell>
          <table:table-cell table:style-name="ce42" office:value-type="string">
            <text:p>oubl</text:p>
          </table:table-cell>
          <table:table-cell/>
          <table:table-cell table:style-name="ce42"/>
          <table:table-cell table:number-columns-repeated="1016"/>
        </table:table-row>
        <table:table-row table:style-name="ro1">
          <table:table-cell/>
          <table:table-cell table:style-name="ce2"/>
          <table:table-cell/>
          <table:table-cell table:style-name="ce22"/>
          <table:table-cell table:style-name="ce38"/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21" office:value-type="string">
            <text:p>h = </text:p>
          </table:table-cell>
          <table:table-cell table:formula="of:=((t_fine)-76800)" office:value-type="float" office:value="23366.3051444292">
            <text:p>23366,3051444292</text:p>
          </table:table-cell>
          <table:table-cell table:style-name="ce2"/>
          <table:table-cell table:style-name="ce43" office:value-type="string">
            <text:p>h = (((<text:span text:style-name="T1">double</text:span><text:span text:style-name="T2">)t_fine)-76800.0);</text:span></text:p>
          </table:table-cell>
          <table:table-cell table:number-columns-repeated="1018"/>
        </table:table-row>
        <table:table-row table:style-name="ro1">
          <table:table-cell/>
          <table:table-cell table:style-name="ce2"/>
          <table:table-cell table:style-name="ce21" office:value-type="string">
            <text:p>h = </text:p>
          </table:table-cell>
          <table:table-cell table:formula="of:=(UH_16-((DIG_H4)*64+(DIG_H5) / 16384 * [.D55]))*((DIG_H2)/65536*(1 + (DIG_H6)/67108864*[.D55]*(1+(DIG_H3)/67108864*[.D55])))" office:value-type="float" office:value="66.2016621423078">
            <text:p>66,2016621423</text:p>
          </table:table-cell>
          <table:table-cell table:style-name="ce2"/>
          <table:table-cell table:style-name="ce43" office:value-type="string">
            <text:p>h = (adc_H-(((double)dig_H4)*64.0+((double)dig_H5) / 16384.0 * h))*(((double)dig_H2)/65536.0*(1.0 + ((double)dig_H6)/67108864.0*h*(1.0+((double)dig_H3)/67108864.0*h)));</text:p>
          </table:table-cell>
          <table:table-cell table:number-columns-repeated="1018"/>
        </table:table-row>
        <table:table-row table:style-name="ro1">
          <table:table-cell/>
          <table:table-cell table:style-name="ce2"/>
          <table:table-cell table:style-name="ce21" office:value-type="string">
            <text:p>Relative humidity = </text:p>
          </table:table-cell>
          <table:table-cell table:style-name="ce30" table:formula="of:=[.D56] * (1-(DIG_H1)*[.D56]/524288)" office:value-type="float" office:value="65.5747175903052">
            <text:p>65,57</text:p>
          </table:table-cell>
          <table:table-cell table:style-name="ce37" office:value-type="string">
            <text:p>Humidity [%rH]</text:p>
          </table:table-cell>
          <table:table-cell table:style-name="ce43" office:value-type="string">
            <text:p>h = h * (1.0-((double)dig_H1)*h/524288.0);</text:p>
          </table:table-cell>
          <table:table-cell table:number-columns-repeated="1018"/>
        </table:table-row>
        <table:table-row table:style-name="ro1">
          <table:table-cell/>
          <table:table-cell table:style-name="ce2"/>
          <table:table-cell table:style-name="ce21" office:value-type="string">
            <text:p>integer result (**):</text:p>
          </table:table-cell>
          <table:table-cell table:style-name="ce33" table:formula="of:=1024*[.D57]" office:value-type="float" office:value="67148.5108124725">
            <text:p>67149</text:p>
          </table:table-cell>
          <table:table-cell table:style-name="ce37" office:value-type="string">
            <text:p>Humidity [1/1024 %rH]</text:p>
          </table:table-cell>
          <table:table-cell table:style-name="ce2"/>
          <table:table-cell/>
          <table:table-cell table:style-name="ce42"/>
          <table:table-cell table:number-columns-repeated="1016"/>
        </table:table-row>
        <table:table-row table:style-name="ro1" table:number-rows-repeated="2">
          <table:table-cell/>
          <table:table-cell table:style-name="ce2"/>
          <table:table-cell table:style-name="ce21"/>
          <table:table-cell table:style-name="ce33"/>
          <table:table-cell table:style-name="ce37"/>
          <table:table-cell table:style-name="ce2"/>
          <table:table-cell/>
          <table:table-cell table:style-name="ce42"/>
          <table:table-cell table:number-columns-repeated="1016"/>
        </table:table-row>
        <table:table-row table:style-name="ro1">
          <table:table-cell/>
          <table:table-cell table:style-name="ce2"/>
          <table:table-cell office:value-type="string">
            <text:p>(**) The actual result of the integer calculation may deviate slightly from the values shown here due to integer calculation rounding errors</text:p>
          </table:table-cell>
          <table:table-cell table:style-name="ce22"/>
          <table:table-cell table:style-name="ce38"/>
          <table:table-cell table:style-name="ce2"/>
          <table:table-cell table:number-columns-repeated="1018"/>
        </table:table-row>
        <table:table-row table:style-name="ro1">
          <table:table-cell/>
          <table:table-cell table:style-name="ce2"/>
          <table:table-cell/>
          <table:table-cell table:style-name="ce22"/>
          <table:table-cell table:style-name="ce38"/>
          <table:table-cell table:style-name="ce2"/>
          <table:table-cell table:number-columns-repeated="1018"/>
        </table:table-row>
        <table:table-row table:style-name="ro1">
          <table:table-cell/>
          <table:table-cell table:style-name="ce2"/>
          <table:table-cell table:number-columns-repeated="3"/>
          <table:table-cell table:style-name="ce2"/>
          <table:table-cell table:number-columns-repeated="1018"/>
        </table:table-row>
        <table:table-row table:style-name="ro1">
          <table:table-cell/>
          <table:table-cell table:style-name="ce2"/>
          <table:table-cell/>
          <table:table-cell table:style-name="ce32"/>
          <table:table-cell table:style-name="ce37"/>
          <table:table-cell table:style-name="ce2"/>
          <table:table-cell table:number-columns-repeated="1018"/>
        </table:table-row>
        <table:table-row table:style-name="ro1">
          <table:table-cell/>
          <table:table-cell table:style-name="ce15"/>
          <table:table-cell/>
          <table:table-cell table:style-name="ce32"/>
          <table:table-cell table:style-name="ce37"/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16" table:number-columns-repeated="2"/>
          <table:table-cell table:style-name="ce39"/>
          <table:table-cell table:style-name="ce2"/>
          <table:table-cell table:number-columns-repeated="1018"/>
        </table:table-row>
        <table:table-row table:style-name="ro1"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1018"/>
        </table:table-row>
        <table:table-row table:style-name="ro4" table:number-rows-repeated="3">
          <table:table-cell table:style-name="ce4"/>
          <table:table-cell table:style-name="ce16"/>
          <table:table-cell table:style-name="Default" table:number-columns-repeated="2"/>
          <table:table-cell table:style-name="ce16"/>
          <table:table-cell table:style-name="ce2"/>
          <table:table-cell table:number-columns-repeated="1018"/>
        </table:table-row>
        <table:table-row table:style-name="ro4">
          <table:table-cell table:style-name="ce4"/>
          <table:table-cell table:style-name="ce16"/>
          <table:table-cell table:style-name="Default" table:number-columns-repeated="2"/>
          <table:table-cell table:style-name="ce16"/>
          <table:table-cell table:style-name="ce2"/>
          <table:table-cell/>
          <table:table-cell table:style-name="ce42"/>
          <table:table-cell table:number-columns-repeated="1016"/>
        </table:table-row>
        <table:table-row table:style-name="ro4">
          <table:table-cell table:style-name="ce4"/>
          <table:table-cell table:style-name="ce16"/>
          <table:table-cell table:style-name="Default" table:number-columns-repeated="2"/>
          <table:table-cell table:style-name="ce16"/>
          <table:table-cell table:style-name="ce2"/>
          <table:table-cell table:number-columns-repeated="1018"/>
        </table:table-row>
        <table:table-row table:style-name="ro4">
          <table:table-cell table:style-name="ce4" table:number-columns-repeated="2"/>
          <table:table-cell table:style-name="Default" table:number-columns-repeated="2"/>
          <table:table-cell table:style-name="ce16" table:number-columns-repeated="2"/>
          <table:table-cell table:number-columns-repeated="1018"/>
        </table:table-row>
        <table:table-row table:style-name="ro4">
          <table:table-cell table:style-name="ce5"/>
          <table:table-cell table:style-name="ce4"/>
          <table:table-cell table:style-name="Default" table:number-columns-repeated="2"/>
          <table:table-cell table:style-name="ce2" table:number-columns-repeated="2"/>
          <table:table-cell table:number-columns-repeated="1018"/>
        </table:table-row>
        <table:table-row table:style-name="ro1" table:number-rows-repeated="2">
          <table:table-cell table:style-name="ce5"/>
          <table:table-cell table:style-name="ce4"/>
          <table:table-cell table:style-name="ce22" table:number-columns-repeated="2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5" table:number-columns-repeated="2"/>
          <table:table-cell table:style-name="ce22" table:number-columns-repeated="2"/>
          <table:table-cell table:style-name="ce2" table:number-columns-repeated="2"/>
          <table:table-cell table:number-columns-repeated="1018"/>
        </table:table-row>
        <table:table-row table:style-name="ro1">
          <table:table-cell/>
          <table:table-cell table:style-name="ce5"/>
          <table:table-cell table:style-name="ce23" table:number-columns-repeated="2"/>
          <table:table-cell table:style-name="ce2" table:number-columns-repeated="2"/>
          <table:table-cell table:number-columns-repeated="1018"/>
        </table:table-row>
        <table:table-row table:style-name="ro1">
          <table:table-cell/>
          <table:table-cell table:style-name="ce5"/>
          <table:table-cell table:style-name="ce2"/>
          <table:table-cell/>
          <table:table-cell table:style-name="ce2" table:number-columns-repeated="2"/>
          <table:table-cell table:number-columns-repeated="1018"/>
        </table:table-row>
        <table:table-row table:style-name="ro1">
          <table:table-cell/>
          <table:table-cell table:style-name="ce5"/>
          <table:table-cell table:style-name="ce4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/>
          <table:table-cell table:style-name="ce2"/>
          <table:table-cell table:style-name="ce4" table:number-columns-repeated="2"/>
          <table:table-cell table:style-name="ce15" table:number-columns-repeated="2"/>
          <table:table-cell/>
          <table:table-cell table:style-name="ce23"/>
          <table:table-cell table:number-columns-repeated="1016"/>
        </table:table-row>
        <table:table-row table:style-name="ro1">
          <table:table-cell/>
          <table:table-cell table:style-name="ce2"/>
          <table:table-cell table:style-name="ce4" table:number-columns-repeated="2"/>
          <table:table-cell table:style-name="ce15" table:number-columns-repeated="2"/>
          <table:table-cell table:number-columns-repeated="1018"/>
        </table:table-row>
        <table:table-row table:style-name="ro1" table:number-rows-repeated="2">
          <table:table-cell/>
          <table:table-cell table:style-name="ce16"/>
          <table:table-cell table:style-name="ce4" table:number-columns-repeated="2"/>
          <table:table-cell table:style-name="ce15" table:number-columns-repeated="2"/>
          <table:table-cell table:number-columns-repeated="1018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>
        <table:named-expression table:name="__B3" table:base-cell-address="$'calculate T, P and H BME280'.$A$1" table:expression="#REF!"/>
        <table:named-expression table:name="__X1" table:base-cell-address="$'calculate T, P and H BME280'.$A$1" table:expression="#REF!"/>
        <table:named-expression table:name="__X2" table:base-cell-address="$'calculate T, P and H BME280'.$A$1" table:expression="#REF!"/>
        <table:named-expression table:name="__X3" table:base-cell-address="$'calculate T, P and H BME280'.$A$1" table:expression="#REF!"/>
        <table:named-expression table:name="_B5" table:base-cell-address="$'calculate T, P and H BME280'.$A$1" table:expression="#REF!"/>
        <table:named-expression table:name="_bbb5" table:base-cell-address="$'calculate T, P and H BME280'.$A$1" table:expression="#REF!"/>
        <table:named-expression table:name="_X1" table:base-cell-address="$'calculate T, P and H BME280'.$A$1" table:expression="#REF!"/>
        <table:named-expression table:name="_X2" table:base-cell-address="$'calculate T, P and H BME280'.$A$1" table:expression="#REF!"/>
        <table:named-expression table:name="_xx1" table:base-cell-address="$'calculate T, P and H BME280'.$A$1" table:expression="#REF!"/>
        <table:named-expression table:name="_xx2" table:base-cell-address="$'calculate T, P and H BME280'.$A$1" table:expression="#REF!"/>
        <table:named-expression table:name="AC1_EEPROM" table:base-cell-address="$'calculate T, P and H BME280'.$A$1" table:expression="#REF!"/>
        <table:named-expression table:name="AC2_EEPROM" table:base-cell-address="$'calculate T, P and H BME280'.$A$1" table:expression="#REF!"/>
        <table:named-expression table:name="AC3_EEPROM" table:base-cell-address="$'calculate T, P and H BME280'.$A$1" table:expression="#REF!"/>
        <table:named-expression table:name="AC4_EEPROM" table:base-cell-address="$'calculate T, P and H BME280'.$A$1" table:expression="#REF!"/>
        <table:named-expression table:name="AC5_EEPROM" table:base-cell-address="$'calculate T, P and H BME280'.$A$1" table:expression="#REF!"/>
        <table:named-expression table:name="AC6_EEPROM" table:base-cell-address="$'calculate T, P and H BME280'.$A$1" table:expression="#REF!"/>
        <table:named-expression table:name="ADC_H" table:base-cell-address="$'calculate T, P and H BME280'.$A$1" table:expression="#REF!"/>
        <table:named-expression table:name="B1_EEPROM" table:base-cell-address="$'calculate T, P and H BME280'.$A$1" table:expression="#REF!"/>
        <table:named-expression table:name="B2_EEPROM" table:base-cell-address="$'calculate T, P and H BME280'.$A$1" table:expression="#REF!"/>
        <table:named-expression table:name="B6_var" table:base-cell-address="$'calculate T, P and H BME280'.$A$1" table:expression="#REF!"/>
        <table:named-expression table:name="Ch" table:base-cell-address="$'calculate T, P and H BME280'.$A$1" table:expression="#REF!"/>
        <table:named-expression table:name="Cint_exact" table:base-cell-address="$'calculate T, P and H BME280'.$A$1" table:expression="#REF!"/>
        <table:named-expression table:name="cword00" table:base-cell-address="$'calculate T, P and H BME280'.$A$1" table:expression="#REF!"/>
        <table:named-range table:name="DIG_H1" table:base-cell-address="$'calculate T, P and H BME280'.$A$1" table:cell-range-address="$'calculate T, P and H BME280'.$D$20"/>
        <table:named-range table:name="DIG_H2" table:base-cell-address="$'calculate T, P and H BME280'.$A$1" table:cell-range-address="$'calculate T, P and H BME280'.$D$21"/>
        <table:named-range table:name="DIG_H3" table:base-cell-address="$'calculate T, P and H BME280'.$A$1" table:cell-range-address="$'calculate T, P and H BME280'.$D$22"/>
        <table:named-range table:name="DIG_H4" table:base-cell-address="$'calculate T, P and H BME280'.$A$1" table:cell-range-address="$'calculate T, P and H BME280'.$D$23"/>
        <table:named-range table:name="DIG_H5" table:base-cell-address="$'calculate T, P and H BME280'.$A$1" table:cell-range-address="$'calculate T, P and H BME280'.$D$24"/>
        <table:named-range table:name="DIG_H6" table:base-cell-address="$'calculate T, P and H BME280'.$A$1" table:cell-range-address="$'calculate T, P and H BME280'.$D$25"/>
        <table:named-range table:name="dig_P1" table:base-cell-address="$'calculate T, P and H BME280'.$A$1" table:cell-range-address="$'calculate T, P and H BME280'.$D$10"/>
        <table:named-range table:name="dig_P2" table:base-cell-address="$'calculate T, P and H BME280'.$A$1" table:cell-range-address="$'calculate T, P and H BME280'.$D$11"/>
        <table:named-range table:name="dig_P3" table:base-cell-address="$'calculate T, P and H BME280'.$A$1" table:cell-range-address="$'calculate T, P and H BME280'.$D$12"/>
        <table:named-range table:name="dig_P4" table:base-cell-address="$'calculate T, P and H BME280'.$A$1" table:cell-range-address="$'calculate T, P and H BME280'.$D$13"/>
        <table:named-range table:name="dig_P5" table:base-cell-address="$'calculate T, P and H BME280'.$A$1" table:cell-range-address="$'calculate T, P and H BME280'.$D$14"/>
        <table:named-range table:name="dig_P6" table:base-cell-address="$'calculate T, P and H BME280'.$A$1" table:cell-range-address="$'calculate T, P and H BME280'.$D$15"/>
        <table:named-range table:name="dig_P7" table:base-cell-address="$'calculate T, P and H BME280'.$A$1" table:cell-range-address="$'calculate T, P and H BME280'.$D$16"/>
        <table:named-range table:name="dig_P8" table:base-cell-address="$'calculate T, P and H BME280'.$A$1" table:cell-range-address="$'calculate T, P and H BME280'.$D$17"/>
        <table:named-range table:name="dig_P9" table:base-cell-address="$'calculate T, P and H BME280'.$A$1" table:cell-range-address="$'calculate T, P and H BME280'.$D$18"/>
        <table:named-range table:name="dig_T1" table:base-cell-address="$'calculate T, P and H BME280'.$A$1" table:cell-range-address="$'calculate T, P and H BME280'.$D$6"/>
        <table:named-range table:name="dig_T2" table:base-cell-address="$'calculate T, P and H BME280'.$A$1" table:cell-range-address="$'calculate T, P and H BME280'.$D$7"/>
        <table:named-range table:name="dig_T3" table:base-cell-address="$'calculate T, P and H BME280'.$A$1" table:cell-range-address="$'calculate T, P and H BME280'.$D$8"/>
        <table:named-expression table:name="edde" table:base-cell-address="$'calculate T, P and H BME280'.$A$1" table:expression="#REF!"/>
        <table:named-expression table:name="hLin" table:base-cell-address="$'calculate T, P and H BME280'.$A$1" table:expression="#REF!"/>
        <table:named-expression table:name="hLin2_h" table:base-cell-address="$'calculate T, P and H BME280'.$A$1" table:expression="#REF!"/>
        <table:named-expression table:name="Hoff" table:base-cell-address="$'calculate T, P and H BME280'.$A$1" table:expression="#REF!"/>
        <table:named-expression table:name="Hsens" table:base-cell-address="$'calculate T, P and H BME280'.$A$1" table:expression="#REF!"/>
        <table:named-expression table:name="MB_EEPROM" table:base-cell-address="$'calculate T, P and H BME280'.$A$1" table:expression="#REF!"/>
        <table:named-expression table:name="MC_EEPROM" table:base-cell-address="$'calculate T, P and H BME280'.$A$1" table:expression="#REF!"/>
        <table:named-expression table:name="MD_EEPROM" table:base-cell-address="$'calculate T, P and H BME280'.$A$1" table:expression="#REF!"/>
        <table:named-expression table:name="n_samples" table:base-cell-address="$'calculate T, P and H BME280'.$A$1" table:expression="#REF!"/>
        <table:named-expression table:name="O" table:base-cell-address="$'calculate T, P and H BME280'.$A$1" table:expression="#REF!"/>
        <table:named-expression table:name="O_h" table:base-cell-address="$'calculate T, P and H BME280'.$A$1" table:expression="#REF!"/>
        <table:named-expression table:name="osrs" table:base-cell-address="$'calculate T, P and H BME280'.$A$1" table:expression="#REF!"/>
        <table:named-expression table:name="oss" table:base-cell-address="$'calculate T, P and H BME280'.$A$1" table:expression="#REF!"/>
        <table:named-expression table:name="par_b" table:base-cell-address="$'calculate T, P and H BME280'.$A$1" table:expression="#REF!"/>
        <table:named-expression table:name="par_c" table:base-cell-address="$'calculate T, P and H BME280'.$A$1" table:expression="#REF!"/>
        <table:named-expression table:name="par_d" table:base-cell-address="$'calculate T, P and H BME280'.$A$1" table:expression="#REF!"/>
        <table:named-expression table:name="Rnull" table:base-cell-address="$'calculate T, P and H BME280'.$A$1" table:expression=""/>
        <table:named-expression table:name="S_h" table:base-cell-address="$'calculate T, P and H BME280'.$A$1" table:expression="#REF!"/>
        <table:named-expression table:name="sdsd" table:base-cell-address="$'calculate T, P and H BME280'.$A$1" table:expression="#REF!"/>
        <table:named-expression table:name="Sens" table:base-cell-address="$'calculate T, P and H BME280'.$A$1" table:expression="#REF!"/>
        <table:named-expression table:name="t_asic" table:base-cell-address="$'calculate T, P and H BME280'.$A$1" table:expression="#REF!"/>
        <table:named-range table:name="t_fine" table:base-cell-address="$'calculate T, P and H BME280'.$A$1" table:cell-range-address="$'calculate T, P and H BME280'.$D$37"/>
        <table:named-expression table:name="t_sens" table:base-cell-address="$'calculate T, P and H BME280'.$A$1" table:expression="#REF!"/>
        <table:named-expression table:name="TC1O" table:base-cell-address="$'calculate T, P and H BME280'.$A$1" table:expression="#REF!"/>
        <table:named-expression table:name="TC1O_h" table:base-cell-address="$'calculate T, P and H BME280'.$A$1" table:expression="#REF!"/>
        <table:named-expression table:name="TC1S" table:base-cell-address="$'calculate T, P and H BME280'.$A$1" table:expression="#REF!"/>
        <table:named-expression table:name="TC1S_h" table:base-cell-address="$'calculate T, P and H BME280'.$A$1" table:expression="#REF!"/>
        <table:named-expression table:name="TC2S" table:base-cell-address="$'calculate T, P and H BME280'.$A$1" table:expression="#REF!"/>
        <table:named-expression table:name="TC2S_h" table:base-cell-address="$'calculate T, P and H BME280'.$A$1" table:expression="#REF!"/>
        <table:named-expression table:name="TK1R" table:base-cell-address="$'calculate T, P and H BME280'.$A$1" table:expression="#REF!"/>
        <table:named-range table:name="UH_16" table:base-cell-address="$'calculate T, P and H BME280'.$A$1" table:cell-range-address="$'calculate T, P and H BME280'.$D$31"/>
        <table:named-range table:name="UP_20" table:base-cell-address="$'calculate T, P and H BME280'.$A$1" table:cell-range-address="$'calculate T, P and H BME280'.$D$30"/>
        <table:named-expression table:name="UPtot" table:base-cell-address="$'calculate T, P and H BME280'.$A$1" table:expression="#REF!"/>
        <table:named-expression table:name="UT" table:base-cell-address="$'calculate T, P and H BME280'.$A$1" table:expression="#REF!"/>
        <table:named-range table:name="UT_20" table:base-cell-address="$'calculate T, P and H BME280'.$A$1" table:cell-range-address="$'calculate T, P and H BME280'.$D$29"/>
        <table:named-expression table:name="UT_new" table:base-cell-address="$'calculate T, P and H BME280'.$A$1" table:expression="'calculate t, p and h bme280'!#ref!"/>
        <table:named-expression table:name="var_a" table:base-cell-address="$'calculate T, P and H BME280'.$A$1" table:expression="#REF!"/>
        <table:named-expression table:name="var_b" table:base-cell-address="$'calculate T, P and H BME280'.$A$1" table:expression="#REF!"/>
        <table:named-expression table:name="var_c" table:base-cell-address="$'calculate T, P and H BME280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cm" fo:margin-bottom="1.7cm" fo:margin-left="2cm" fo:margin-right="0.801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1">11/11/2020</text:date>, <text:time>20:54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lculate_20_T_2c__20_P_20_and_20_H_20_BME280" style:display-name="PageStyle_calculate T, P and H BME28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11T20:54:38.61</dc:date>
    <dc:creator>Alexey Ivanov</dc:creator>
    <meta:generator>OpenOffice/4.1.3$Win32 OpenOffice.org_project/413m1$Build-9783</meta:generator>
    <meta:editing-duration>PT3H9M16S</meta:editing-duration>
    <meta:editing-cycles>1</meta:editing-cycles>
    <meta:document-statistic meta:table-count="1" meta:cell-count="169" meta:object-count="0"/>
  </office:meta>
</office:document-meta>
</file>